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c1141" officeooo:paragraph-rsid="000c114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c1141" officeooo:paragraph-rsid="000c114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c1141" officeooo:paragraph-rsid="000d3d6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c1141" officeooo:paragraph-rsid="000e46c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d3d6a" officeooo:paragraph-rsid="000d3d6a" style:font-size-asian="10.5pt" style:font-size-complex="12pt"/>
    </style:style>
    <style:style style:name="T1" style:family="text">
      <style:text-properties officeooo:rsid="000d3d6a"/>
    </style:style>
    <style:style style:name="T2" style:family="text">
      <style:text-properties officeooo:rsid="000e4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xte de jeu Canap’ pêche</text:p>
      <text:p text:style-name="P1"/>
      <text:p text:style-name="P2"/>
      <text:p text:style-name="P2"><text:tab/>En arrivant sur l’application, l’utilisateur verra un écran d’accueil avec 2 choix s’offrant à lui : il pourra lancer le jeu ou consulter la liste des meilleurs scores.</text:p>
      <text:p text:style-name="P4">Concernant le jeu en lui-même, le personnage que contrôle le joueur est un pêcheur assis sur un canapé, et restera immobile tout le long du jeu . Cependant, le joueur contrôle grâce à sa souris la canne à pêche ! <text:span text:style-name="T2">L’écran représente le lac, où on peut voir les ombres des poissons traversant horizontalement et verticalement le lac.</text:span></text:p>
      <text:p text:style-name="P4">Son but sera de pêcher un maximum de poissons dans un temps imparti de 30s.</text:p>
      <text:p text:style-name="P5">Les poissons arrivent par « vagues » successives d’une dizaine de poissons. </text:p>
      <text:p text:style-name="P5">Chaque vague sera espacée de la suivante de 5s. <text:s/>Le joueur devra estimer la taille des poissons : en effet, il verra seulement les ombres des poissons et il sera complexe d’attraper le plus gros poisson de chaque « vague ».</text:p>
      <text:p text:style-name="P3">Chaque animation <text:span text:style-name="T1">permettant d’attraper un poisson mettra un temps de 3s à se terminer, le joueur devra faire preuve de rapidité mais aussi de stratég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08:53:03.481581112</meta:creation-date>
    <dc:date>2021-12-02T09:20:33.795273562</dc:date>
    <meta:editing-duration>PT6M40S</meta:editing-duration>
    <meta:editing-cycles>1</meta:editing-cycles>
    <meta:document-statistic meta:table-count="0" meta:image-count="0" meta:object-count="0" meta:page-count="1" meta:paragraph-count="7" meta:word-count="184" meta:character-count="1054" meta:non-whitespace-character-count="874"/>
    <meta:generator>LibreOffice/6.1.5.2$Linux_X86_64 LibreOffice_project/10$Build-2</meta:generator>
  </office:meta>
</office:document-meta>
</file>